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en" fo:country="GB" fo:font-weight="bold" officeooo:rsid="00043dc6" officeooo:paragraph-rsid="00043dc6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language="en" fo:country="GB" fo:font-weight="bold" officeooo:rsid="00043dc6" officeooo:paragraph-rsid="00043dc6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language="en" fo:country="GB" style:text-underline-style="solid" style:text-underline-width="auto" style:text-underline-color="font-color" fo:font-weight="normal" officeooo:rsid="00043dc6" officeooo:paragraph-rsid="00043dc6" style:font-size-asian="12.1999998092651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language="en" fo:country="GB" style:text-underline-style="solid" style:text-underline-width="auto" style:text-underline-color="font-color" fo:font-weight="normal" officeooo:rsid="00046470" officeooo:paragraph-rsid="00046470" style:font-size-asian="12.1999998092651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language="en" fo:country="GB" style:text-underline-style="solid" style:text-underline-width="auto" style:text-underline-color="font-color" fo:font-weight="normal" officeooo:rsid="0006bac0" officeooo:paragraph-rsid="0006bac0" style:font-size-asian="12.1999998092651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language="en" fo:country="GB" style:text-underline-style="solid" style:text-underline-width="auto" style:text-underline-color="font-color" fo:font-weight="normal" officeooo:rsid="00043dc6" officeooo:paragraph-rsid="00043dc6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language="en" fo:country="GB" style:text-underline-style="none" fo:font-weight="normal" officeooo:rsid="00043dc6" officeooo:paragraph-rsid="00043dc6" style:font-size-asian="12.1999998092651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language="en" fo:country="GB" style:text-underline-style="none" fo:font-weight="normal" officeooo:rsid="00046470" officeooo:paragraph-rsid="00046470" style:font-size-asian="12.1999998092651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language="en" fo:country="GB" style:text-underline-style="none" fo:font-weight="normal" officeooo:rsid="00046470" officeooo:paragraph-rsid="00089763" style:font-size-asian="12.1999998092651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language="en" fo:country="GB" style:text-underline-style="none" fo:font-weight="normal" officeooo:rsid="0004dc39" officeooo:paragraph-rsid="0004dc39" style:font-size-asian="12.1999998092651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language="en" fo:country="GB" style:text-underline-style="none" fo:font-weight="normal" officeooo:rsid="0006bac0" officeooo:paragraph-rsid="0006bac0" style:font-size-asian="12.1999998092651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language="en" fo:country="GB" style:text-underline-style="none" fo:font-weight="normal" officeooo:rsid="0007ff0d" officeooo:paragraph-rsid="0007ff0d" style:font-size-asian="12.1999998092651pt" style:font-weight-asian="normal" style:font-size-complex="14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28pt" fo:language="en" fo:country="GB" fo:font-weight="bold" officeooo:rsid="00043dc6" officeooo:paragraph-rsid="00043dc6" style:font-size-asian="28pt" style:font-weight-asian="bold" style:font-size-complex="28pt" style:font-weight-complex="bold"/>
    </style:style>
    <style:style style:name="P14" style:family="paragraph" style:parent-style-name="Header">
      <style:text-properties officeooo:rsid="00043dc6" officeooo:paragraph-rsid="00043dc6"/>
    </style:style>
    <style:style style:name="T1" style:family="text">
      <style:text-properties officeooo:rsid="0006bac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3">Projet ACL</text:p>
      <text:p text:style-name="P1"/>
      <text:p text:style-name="P1"/>
      <text:p text:style-name="P2"/>
      <text:p text:style-name="P2"/>
      <text:p text:style-name="P2"/>
      <text:p text:style-name="P2"/>
      <text:p text:style-name="P6">I. Fonctionalities.</text:p>
      <text:p text:style-name="P3"/>
      <text:p text:style-name="P3">Sprint 1.0 :</text:p>
      <text:p text:style-name="P7"/>
      <text:p text:style-name="P8">_ this sprint works with order lines.</text:p>
      <text:p text:style-name="P8">_ creation of a hero which move in 4 directions with the following keys (Z,Q,S,D).</text:p>
      <text:p text:style-name="P8">_ creation of a empty world ; the hero can go outside the world.</text:p>
      <text:p text:style-name="P8"/>
      <text:p text:style-name="P8"><text:bookmark-start text:name="__DdeLink__0_413821449"/>=&gt; Everything has been implemented.<text:bookmark-end text:name="__DdeLink__0_413821449"/></text:p>
      <text:p text:style-name="P8"/>
      <text:p text:style-name="P8"/>
      <text:p text:style-name="P4">Sprint 1.1 : (3 weeks)</text:p>
      <text:p text:style-name="P8"/>
      <text:p text:style-name="P8">_ this sprint works with a graphic interface.</text:p>
      <text:p text:style-name="P8">_ creation of a map with tiles.</text:p>
      <text:p text:style-name="P8">_ the world contains some walls.</text:p>
      <text:p text:style-name="P8">_ the world contains an exit ; when the player reaches the exit, he win.</text:p>
      <text:p text:style-name="P8">_ the hero can not go outside the world.</text:p>
      <text:p text:style-name="P8">_ the hero can not move through walls.</text:p>
      <text:p text:style-name="P8">_ creation of monsters.</text:p>
      <text:p text:style-name="P8">_ when the hero is close enough to monsters, monsters goes towards the hero.</text:p>
      <text:p text:style-name="P8">_ when a monster attack the hero, they instantly kill him.</text:p>
      <text:p text:style-name="P8"/>
      <text:p text:style-name="P8">=&gt; Everything has been implemented.</text:p>
      <text:p text:style-name="P8"/>
      <text:p text:style-name="P8"/>
      <text:p text:style-name="P4">Sprint 2 :</text:p>
      <text:p text:style-name="P8"><text:soft-page-break/></text:p>
      <text:p text:style-name="P8">_Hero can attack the monster</text:p>
      <text:p text:style-name="P8">_Several levels</text:p>
      <text:p text:style-name="P8">_Life bar for every characters</text:p>
      <text:p text:style-name="P8">_The Hero can picked up flask of life</text:p>
      <text:p text:style-name="P8">_The hero can use flask of life when the player press a key</text:p>
      <text:p text:style-name="P8"/>
      <text:p text:style-name="P9">=&gt; Everything has been implemented.</text:p>
      <text:p text:style-name="P9"/>
      <text:p text:style-name="P9"/>
      <text:p text:style-name="P8"/>
      <text:p text:style-name="P4">II. Diagram of classes.</text:p>
      <text:p text:style-name="P4"/>
      <text:p text:style-name="P4">Before Sprint 1 :</text:p>
      <text:p text:style-name="P8"/>
      <text:p text:style-name="P8"/>
      <text:p text:style-name="P4">After Sprint 1 :</text:p>
      <text:p text:style-name="P8"/>
      <text:p text:style-name="P8"/>
      <text:p text:style-name="P4">Before Sprint 2 :</text:p>
      <text:p text:style-name="P8"/>
      <text:p text:style-name="P8"/>
      <text:p text:style-name="P4">After Sprint 2 :</text:p>
      <text:p text:style-name="P8"/>
      <text:p text:style-name="P8"/>
      <text:p text:style-name="P4">Before Sprint 3 :</text:p>
      <text:p text:style-name="P8"/>
      <text:p text:style-name="P8"/>
      <text:p text:style-name="P4">After Sprint 3 :</text:p>
      <text:p text:style-name="P8"/>
      <text:p text:style-name="P8"/>
      <text:p text:style-name="P8"/>
      <text:p text:style-name="P4">III. Distribution of work between membres.</text:p>
      <text:p text:style-name="P8"/>
      <text:p text:style-name="P5">Conception work :</text:p>
      <text:p text:style-name="P12">To define what should be implemented, all members would come together to list the functionalities to be done for the next sprint.</text:p>
      <text:p text:style-name="P8"/>
      <text:p text:style-name="P5">Implementation work :</text:p>
      <text:p text:style-name="P10">For each Sprint, we wrote on an Etherpad, the list of functionalities to implement. </text:p>
      <text:p text:style-name="P10">Each member of the group, before to implement a functionnality, had to choose a functionality he wanted to implement ; he had to write his name next to this <text:soft-page-break/>functionality ; then he had to implement it, and once <text:span text:style-name="T1">this work</text:span> done, he had <text:span text:style-name="T1">to wrote “done” next to his name.</text:span></text:p>
      <text:p text:style-name="P11">This method allows each member to work whenever he wants ; it also allows members to not implement the same functionality twice.</text:p>
      <text:p text:style-name="P8"/>
      <text:p text:style-name="P8"/>
      <text:p text:style-name="P4">IV. Git.</text:p>
      <text:p text:style-name="P4"/>
      <text:p text:style-name="P8">https://github.com/heitzman5u/ACL2017_Tartiflotte.g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43dc6" officeooo:paragraph-rsid="00043dc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HEITZMANN – D’ALESSANDRO – CREUSEL - GIOVINAZZ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ureen Heitzmann</meta:initial-creator>
    <meta:creation-date>2017-12-20T13:18:12.725037021</meta:creation-date>
    <dc:date>2017-12-20T14:17:28.083451600</dc:date>
    <dc:creator>Maureen Heitzmann</dc:creator>
    <meta:editing-duration>PT7M32S</meta:editing-duration>
    <meta:editing-cycles>3</meta:editing-cycles>
    <meta:generator>LibreOffice/5.2.0.4$Linux_X86_64 LibreOffice_project/20m0$Build-4</meta:generator>
    <meta:document-statistic meta:table-count="0" meta:image-count="0" meta:object-count="0" meta:page-count="3" meta:paragraph-count="42" meta:word-count="338" meta:character-count="1863" meta:non-whitespace-character-count="1564"/>
  </office:meta>
</office:document-meta>
</file>